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3] * [.M3] * [.M3])/([.K3] + 1) +IF(ISBLANK([.L3]);0;([.M3] * [.M3])/[.L3]) * 0.75 * SUM([.G3:.J3]) * [.F3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4] * [.M4] * [.M4])/([.K4] + 1) +IF(ISBLANK([.L4]);0;([.M4] * [.M4])/[.L4]) * 0.75 * SUM([.G4:.J4]) * [.F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5] * [.M5] * [.M5])/([.K5] + 1) +IF(ISBLANK([.L5]);0;([.M5] * [.M5])/[.L5]) * 0.75 * SUM([.G5:.J5]) * [.F5]) / 9;1) * 15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6] * [.M6] * [.M6])/([.K6] + 1) +IF(ISBLANK([.L6]);0;([.M6] * [.M6])/[.L6]) * 0.75 * SUM([.G6:.J6]) * [.F6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4"/>
          <table:table-cell table:style-name="ce16" office:value-type="string">
            <text:p>Rabbit/0.03/4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7] * [.M7] * [.M7])/([.K7] + 1) +IF(ISBLANK([.L7]);0;([.M7] * [.M7])/[.L7]) * 0.75 * SUM([.G7:.J7]) * [.F7]) / 9;1) * 15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8] * [.M8] * [.M8])/([.K8] + 1) +IF(ISBLANK([.L8]);0;([.M8] * [.M8])/[.L8]) * 0.75 * SUM([.G8:.J8]) * [.F8]) / 9;1) * 15" office:value-type="float" office:value="180">
            <text:p>18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9] * [.M9] * [.M9])/([.K9] + 1) +IF(ISBLANK([.L9]);0;([.M9] * [.M9])/[.L9]) * 0.75 * SUM([.G9:.J9]) * [.F9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10] * [.M10] * [.M10])/([.K10] + 1) +IF(ISBLANK([.L10]);0;([.M10] * [.M10])/[.L10]) * 0.75 * SUM([.G10:.J10]) * [.F10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5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1] * [.M11] * [.M11])/([.K11] + 1) +IF(ISBLANK([.L11]);0;([.M11] * [.M11])/[.L11]) * 0.75 * SUM([.G11:.J11]) * [.F11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2] * [.M12] * [.M12])/([.K12] + 1) +IF(ISBLANK([.L12]);0;([.M12] * [.M12])/[.L12]) * 0.75 * SUM([.G12:.J12]) * [.F12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3] * [.M13] * [.M13])/([.K13] + 1) +IF(ISBLANK([.L13]);0;([.M13] * [.M13])/[.L13]) * 0.75 * SUM([.G13:.J13]) * [.F13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4] * [.M14] * [.M14])/([.K14] + 1) +IF(ISBLANK([.L14]);0;([.M14] * [.M14])/[.L14]) * 0.75 * SUM([.G14:.J14]) * [.F1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5] * [.M15] * [.M15])/([.K15] + 1) +IF(ISBLANK([.L15]);0;([.M15] * [.M15])/[.L15]) * 0.75 * SUM([.G15:.J15]) * [.F15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7] * [.M17] * [.M17])/([.K17] + 1) +IF(ISBLANK([.L17]);0;([.M17] * [.M17])/[.L17]) * 0.75 * SUM([.G17:.J17]) * [.F17]) / 9;1) * 15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8] * [.M18] * [.M18])/([.K18] + 1) +IF(ISBLANK([.L18]);0;([.M18] * [.M18])/[.L18]) * 0.75 * SUM([.G18:.J18]) * [.F18]) / 9;1) * 15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9] * [.M19] * [.M19])/([.K19] + 1) +IF(ISBLANK([.L19]);0;([.M19] * [.M19])/[.L19]) * 0.75 * SUM([.G19:.J19]) * [.F19]) / 9;1) * 15" office:value-type="float" office:value="240">
            <text:p>24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0] * [.M20] * [.M20])/([.K20] + 1) +IF(ISBLANK([.L20]);0;([.M20] * [.M20])/[.L20]) * 0.75 * SUM([.G20:.J20]) * [.F20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4"/>
          <table:table-cell table:style-name="ce16" office:value-type="string">
            <text:p>Monkey/0.01/10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1] * [.M21] * [.M21])/([.K21] + 1) +IF(ISBLANK([.L21]);0;([.M21] * [.M21])/[.L21]) * 0.75 * SUM([.G21:.J21]) * [.F21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2] * [.M22] * [.M22])/([.K22] + 1) +IF(ISBLANK([.L22]);0;([.M22] * [.M22])/[.L22]) * 0.75 * SUM([.G22:.J22]) * [.F22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3] * [.M23] * [.M23])/([.K23] + 1) +IF(ISBLANK([.L23]);0;([.M23] * [.M23])/[.L23]) * 0.75 * SUM([.G23:.J23]) * [.F23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4] * [.M24] * [.M24])/([.K24] + 1) +IF(ISBLANK([.L24]);0;([.M24] * [.M24])/[.L24]) * 0.75 * SUM([.G24:.J24]) * [.F24]) / 9;1) * 15" office:value-type="float" office:value="795">
            <text:p>79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5] * [.M25] * [.M25])/([.K25] + 1) +IF(ISBLANK([.L25]);0;([.M25] * [.M25])/[.L25]) * 0.75 * SUM([.G25:.J25]) * [.F25]) / 9;1) * 15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6] * [.M26] * [.M26])/([.K26] + 1) +IF(ISBLANK([.L26]);0;([.M26] * [.M26])/[.L26]) * 0.75 * SUM([.G26:.J26]) * [.F26]) / 9;1) * 15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8] * [.M28] * [.M28])/2 +IF(ISBLANK([.L28]);0;([.M28] * [.M28])/2) * 0.75 * SUM([.G28:.J28]) * [.F28]) / 9;1) * 15" office:value-type="float" office:value="420">
            <text:p>42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9] * [.M29] * [.M29])/2 +IF(ISBLANK([.L29]);0;([.M29] * [.M29])/2) * 0.75 * SUM([.G29:.J29]) * [.F29]) / 9;1) * 15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30] * [.M30] * [.M30])/2 +IF(ISBLANK([.L30]);0;([.M30] * [.M30])/2) * 0.75 * SUM([.G30:.J30]) * [.F30]) / 9;1) * 15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2] * [.M32] * [.M32])/([.K32] + 1) +IF(ISBLANK([.L32]);0;([.M32] * [.M32])/[.L32]) * 0.75 * SUM([.G32:.J32]) * [.F32]) / 9;1) * 15"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3] * [.M33] * [.M33])/([.K33] + 1) +IF(ISBLANK([.L33]);0;([.M33] * [.M33])/[.L33]) * 0.75 * SUM([.G33:.J33]) * [.F33]) / 9;1) * 15"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4] * [.M34] * [.M34])/([.K34] + 1) +IF(ISBLANK([.L34]);0;([.M34] * [.M34])/[.L34]) * 0.75 * SUM([.G34:.J34]) * [.F34]) / 9;1) * 15" office:value-type="float" office:value="75">
            <text:p>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5] * [.M35] * [.M35])/([.K35] + 1) +IF(ISBLANK([.L35]);0;([.M35] * [.M35])/[.L35]) * 0.75 * SUM([.G35:.J35]) * [.F35]) / 9;1) * 15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6] * [.M36] * [.M36])/([.K36] + 1) +IF(ISBLANK([.L36]);0;([.M36] * [.M36])/[.L36]) * 0.75 * SUM([.G36:.J36]) * [.F36]) / 9;1) * 15"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table:formula="of:=CEILING((([.M38] * [.M38] * [.M38])/([.K38] + 1) +IF(ISBLANK([.L38]);0;([.M38] * [.M38])/[.L38]) * 0.75 * SUM([.G38:.J38]) * [.F38]) / 9;1) * 15" office:value-type="float" office:value="210">
            <text:p>2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39] * [.M39] * [.M39])/([.K39] + 1) +IF(ISBLANK([.L39]);0;([.M39] * [.M39])/[.L39]) * 0.75 * SUM([.G39:.J39]) * [.F39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0] * [.M40] * [.M40])/([.K40] + 1) +IF(ISBLANK([.L40]);0;([.M40] * [.M40])/[.L40]) * 0.75 * SUM([.G40:.J40]) * [.F40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1] * [.M41] * [.M41])/([.K41] + 1) +IF(ISBLANK([.L41]);0;([.M41] * [.M41])/[.L41]) * 0.75 * SUM([.G41:.J41]) * [.F41]) / 9;1) * 15"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2] * [.M42] * [.M42])/2 +IF(ISBLANK([.L42]);0;([.M42] * [.M42])/2) * 0.75 * SUM([.G42:.J42]) * [.F42]) / 9;1) * 15" office:value-type="float" office:value="105">
            <text:p>10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3] * [.M43] * [.M43])/2 +IF(ISBLANK([.L43]);0;([.M43] * [.M43])/2) * 0.75 * SUM([.G43:.J43]) * [.F43]) / 9;1) * 15" office:value-type="float" office:value="840">
            <text:p>84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table:formula="of:=CEILING((([.M45] * [.M45] * [.M45])/([.K45] + 1) +IF(ISBLANK([.L45]);0;([.M45] * [.M45])/[.L45]) * 0.75 * SUM([.G45:.J45]) * [.F45]) / 9;1) * 15" office:value-type="float" office:value="120">
            <text:p>12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7] * [.M47] * [.M47])/([.K47] + 1) +IF(ISBLANK([.L47]);0;([.M47] * [.M47])/[.L47]) * 0.75 * SUM([.G47:.J47]) * [.F47]) / 9;1) * 15"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8] * [.M48] * [.M48])/([.K48] + 1) +IF(ISBLANK([.L48]);0;([.M48] * [.M48])/[.L48]) * 0.75 * SUM([.G48:.J48]) * [.F48]) / 9;1) * 15" office:value-type="float" office:value="375">
            <text:p>375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9] * [.M49] * [.M49])/([.K49] + 1) +IF(ISBLANK([.L49]);0;([.M49] * [.M49])/[.L49]) * 0.75 * SUM([.G49:.J49]) * [.F49]) / 9;1) * 15"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0] * [.M50] * [.M50])/([.K50] + 1) +IF(ISBLANK([.L50]);0;([.M50] * [.M50])/[.L50]) * 0.75 * SUM([.G50:.J50]) * [.F50]) / 9;1) * 15" office:value-type="float" office:value="90">
            <text:p>9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1] * [.M51] * [.M51])/([.K51] + 1) +IF(ISBLANK([.L51]);0;([.M51] * [.M51])/[.L51]) * 0.75 * SUM([.G51:.J51]) * [.F51]) / 9;1) * 15" office:value-type="float" office:value="180">
            <text:p>18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Toxic 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2] * [.M52] * [.M52])/([.K52] + 1) +IF(ISBLANK([.L52]);0;([.M52] * [.M52])/[.L52]) * 0.75 * SUM([.G52:.J52]) * [.F52]) / 9;1) * 15" office:value-type="float" office:value="345">
            <text:p>3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4] * [.M54] * [.M54])/([.K54] + 1) +IF(ISBLANK([.L54]);0;([.M54] * [.M54])/[.L54]) * 0.75 * SUM([.G54:.J54]) * [.F54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5] * [.M55] * [.M55])/([.K55] + 1) +IF(ISBLANK([.L55]);0;([.M55] * [.M55])/[.L55]) * 0.75 * SUM([.G55:.J55]) * [.F55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6] * [.M56] * [.M56])/([.K56] + 1) +IF(ISBLANK([.L56]);0;([.M56] * [.M56])/[.L56]) * 0.75 * SUM([.G56:.J56]) * [.F56]) / 9;1) * 15" office:value-type="float" office:value="30">
            <text:p>3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7] * [.M57] * [.M57])/([.K57] + 1) +IF(ISBLANK([.L57]);0;([.M57] * [.M57])/[.L57]) * 0.75 * SUM([.G57:.J57]) * [.F57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8] * [.M58] * [.M58])/([.K58] + 1) +IF(ISBLANK([.L58]);0;([.M58] * [.M58])/[.L58]) * 0.75 * SUM([.G58:.J58]) * [.F58]) / 9;1) * 15" office:value-type="float" office:value="255">
            <text:p>25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0] * [.M60] * [.M60])/([.K60] + 1) +IF(ISBLANK([.L60]);0;([.M60] * [.M60])/[.L60]) * 0.75 * SUM([.G60:.J60]) * [.F60]) / 9;1) * 15"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1] * [.M61] * [.M61])/([.K61] + 1) +IF(ISBLANK([.L61]);0;([.M61] * [.M61])/[.L61]) * 0.75 * SUM([.G61:.J61]) * [.F61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style-name="ce13" table:formula="of:=CEILING((([.M62] * [.M62] * [.M62])/([.K62] + 1) +IF(ISBLANK([.L62]);0;([.M62] * [.M62])/[.L62]) * 0.75 * SUM([.G62:.J62]) * [.F62]) / 9;1) * 15"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3] * [.M63] * [.M63])/([.K63] + 1) +IF(ISBLANK([.L63]);0;([.M63] * [.M63])/[.L63]) * 0.75 * SUM([.G63:.J63]) * [.F63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4] * [.M64] * [.M64])/([.K64] + 1) +IF(ISBLANK([.L64]);0;([.M64] * [.M64])/[.L64]) * 0.75 * SUM([.G64:.J64]) * [.F64]) / 9;1) * 15" office:value-type="float" office:value="105">
            <text:p>10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5] * [.M65] * [.M65])/([.K65] + 1) +IF(ISBLANK([.L65]);0;([.M65] * [.M65])/[.L65]) * 0.75 * SUM([.G65:.J65]) * [.F65]) / 9;1) * 15" office:value-type="float" office:value="135">
            <text:p>135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6] * [.M66] * [.M66])/([.K66] + 1) +IF(ISBLANK([.L66]);0;([.M66] * [.M66])/[.L66]) * 0.75 * SUM([.G66:.J66]) * [.F66]) / 9;1) * 15" office:value-type="float" office:value="165">
            <text:p>165</text:p>
          </table:table-cell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1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2/16/2018</text:date>, <text:time>23:2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2-16T23:20:45.50</dc:date>
    <dc:creator>Seab Dinch</dc:creator>
    <meta:editing-duration>P43DT17H19M52S</meta:editing-duration>
    <meta:editing-cycles>210</meta:editing-cycles>
    <meta:generator>OpenOffice/4.1.2$Win32 OpenOffice.org_project/412m3$Build-9782</meta:generator>
    <meta:document-statistic meta:table-count="3" meta:cell-count="1668" meta:object-count="0"/>
  </office:meta>
</office:document-meta>
</file>